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1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P0 rev</text:p>
          </table:table-cell>
          <table:table-cell table:formula="of:=-((([.B1]*[.B3]/[.B5])-([.B2]*[.B4]/[.B6]))/(1+([.B3]/[.B5])+([.B4]/[.B6])))+([.B7]*[.B8])" office:value-type="float" office:value="-0.124" calcext:value-type="float">
            <text:p>-0.124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1.58" calcext:value-type="float">
            <text:p>1.58</text:p>
          </table:table-cell>
          <table:table-cell/>
          <table:table-cell office:value-type="string" calcext:value-type="string">
            <text:p>P0 rev</text:p>
          </table:table-cell>
          <table:table-cell table:formula="of:=([.B8]*[.B7])-((([.B1]*[.B3]/[.B5])-([.B2]*[.B4]/[.B6]))/(1+([.B3]/[.B5])+([.B4]/[.B6])))" office:value-type="float" office:value="-0.124" calcext:value-type="float">
            <text:p>-0.124</text:p>
          </table:table-cell>
        </table:table-row>
        <table:table-row table:style-name="ro1">
          <table:table-cell office:value-type="string" calcext:value-type="string">
            <text:p>P0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P0 irrev</text:p>
          </table:table-cell>
          <table:table-cell table:formula="of:=((([.B2]*[.B4])/([.B6]+[.B4]))-(([.B1]*[.B3])/([.B5]+[.B3])))+([.B7]*[.B8])" office:value-type="float" office:value="-0.142" calcext:value-type="float">
            <text:p>-0.142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s</text:p>
          </table:table-cell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NA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22:19:50.512523589</meta:creation-date>
    <dc:date>2017-01-08T22:33:58.875284808</dc:date>
    <meta:editing-duration>PT2M48S</meta:editing-duration>
    <meta:editing-cycles>1</meta:editing-cycles>
    <meta:document-statistic meta:table-count="1" meta:cell-count="22" meta:object-count="0"/>
    <meta:generator>LibreOffice/5.1.4.2$Linux_X86_64 LibreOffice_project/10m0$Build-2</meta:generator>
  </office:meta>
</office:document-meta>
</file>